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automatic-styles>
    <style:style style:name="co2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8.825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3.748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1.231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3" style:family="table" style:master-page-name="PageStyle_5f_03-verifica_20_correttezza">
      <style:table-properties table:display="true" style:writing-mode="lr-tb"/>
    </style:style>
    <style:style style:name="ta4" style:family="table" style:master-page-name="PageStyle_5f_04-checksum">
      <style:table-properties table:display="true" style:writing-mode="lr-tb"/>
    </style:style>
    <style:style style:name="ta5" style:family="table" style:master-page-name="PageStyle_5f_01-ricerca_20_errore">
      <style:table-properties table:display="true" style:writing-mode="lr-tb"/>
    </style:style>
    <style:style style:name="ta6" style:family="table" style:master-page-name="PageStyle_5f_02-crea_20_controllo">
      <style:table-properties table:display="true" style:writing-mode="lr-tb"/>
    </style:style>
    <style:style style:name="ta7" style:family="table" style:master-page-name="PageStyle_5f_05-controllo_20_checksum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48pt" fo:font-style="normal" fo:text-shadow="none" style:text-underline-style="none" fo:font-weight="bold" style:font-size-asian="48pt" style:font-style-asian="normal" style:font-weight-asian="bold" style:font-name-complex="Courier New" style:font-size-complex="48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c0c0c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e2f0d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ackground-color="#ffff00"/>
    </style:style>
    <style:style style:name="ce57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-ricerca errore" table:style-name="ta5">
        <office:forms form:automatic-focus="false" form:apply-design-mode="false"/>
        <table:table-column table:style-name="co4" table:default-cell-style-name="ce1"/>
        <table:table-column table:style-name="co2" table:number-columns-repeated="16383" table:default-cell-style-name="Default"/>
        <table:table-row table:style-name="ro2">
          <table:table-cell office:value-type="string" calcext:value-type="string">
            <text:p>Ho ricevuto la stringa</text:p>
          </table:table-cell>
          <table:table-cell table:number-columns-repeated="16383"/>
        </table:table-row>
        <table:table-row table:style-name="ro4">
          <table:table-cell/>
          <table:table-cell table:style-name="ce2" office:value-type="string" calcext:value-type="string">
            <text:p>4+2=&gt;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 so che il messaggio originale dava il risultato corret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sa è successo?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oveva risultare 6, probabilmente c’ è un errore nel bit di parità dell’ ultima lettera</text:p>
          </table:table-cell>
          <table:table-cell table:number-columns-repeated="1638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7"/>
          <table:table-cell office:value-type="string" calcext:value-type="string">
            <text:p>confrontare le ascii del maggiore , rispetto al 6 e vedere la differenza</text:p>
          </table:table-cell>
          <table:table-cell table:number-columns-repeated="16376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2-crea controllo" table:style-name="ta6">
        <office:forms form:automatic-focus="false" form:apply-design-mode="false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number-columns-repeated="8" table:default-cell-style-name="ce48"/>
        <table:table-column table:style-name="co2" table:number-columns-repeated="16372" table:default-cell-style-name="Default"/>
        <table:table-row table:style-name="ro3">
          <table:table-cell table:style-name="ce3" office:value-type="string" calcext:value-type="string">
            <text:p>Inserisci il messaggio nella cella B2</text:p>
          </table:table-cell>
          <table:table-cell table:style-name="ce3" table:number-columns-repeated="3"/>
          <table:table-cell table:number-columns-repeated="16380"/>
        </table:table-row>
        <table:table-row table:style-name="ro5">
          <table:table-cell table:style-name="ce4" office:value-type="string" calcext:value-type="string">
            <text:p>MSG --------&gt;&gt;&gt;</text:p>
          </table:table-cell>
          <table:table-cell table:style-name="ce8" office:value-type="string" calcext:value-type="string">
            <text:p>4+2=6</text:p>
          </table:table-cell>
          <table:table-cell table:style-name="ce12" table:number-columns-repeated="2"/>
          <table:table-cell table:style-name="ce19" office:value-type="string" calcext:value-type="string">
            <text:p>Separa le cifre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Posto Carattere</text:p>
          </table:table-cell>
          <table:table-cell table:style-name="ce9" office:value-type="string" calcext:value-type="string">
            <text:p>Codice</text:p>
          </table:table-cell>
          <table:table-cell table:style-name="ce9" office:value-type="string" calcext:value-type="string">
            <text:p>ASCII</text:p>
          </table:table-cell>
          <table:table-cell table:style-name="ce15" office:value-type="string" calcext:value-type="string">
            <text:p>decimale &gt; binario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Codice di controllo</text:p>
          </table:table-cell>
          <table:table-cell table:number-columns-repeated="1637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table:formula="of:=MID([.B$2];[.A4];1)" office:value-type="string" office:string-value="4" calcext:value-type="string">
            <text:p>4</text:p>
          </table:table-cell>
          <table:table-cell table:style-name="ce13" table:formula="of:=IF(LEN([.B$2])&lt;[.A4];&quot;&quot;;CODE([.B4]))" office:value-type="float" office:value="52" calcext:value-type="float">
            <text:p>52</text:p>
          </table:table-cell>
          <table:table-cell table:style-name="ce16" table:formula="of:=IF(LEN([.B$2])&lt;[.A4];&quot;&quot;;DEC2BIN([.C4]))" office:value-type="string" office:string-value="110100" calcext:value-type="string">
            <text:p>11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7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table:formula="of:=MID([.B$2];[.A5];1)" office:value-type="string" office:string-value="+" calcext:value-type="string">
            <text:p>+</text:p>
          </table:table-cell>
          <table:table-cell table:style-name="ce13" table:formula="of:=IF(LEN([.B$2])&lt;[.A5];&quot;&quot;;CODE([.B5]))" office:value-type="float" office:value="43" calcext:value-type="float">
            <text:p>43</text:p>
          </table:table-cell>
          <table:table-cell table:style-name="ce16" table:formula="of:=IF(LEN([.B$2])&lt;[.A5];&quot;&quot;;DEC2BIN([.C5]))" office:value-type="string" office:string-value="101011" calcext:value-type="string">
            <text:p>10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0" table:formula="of:=MID([.B$2];[.A6];1)" office:value-type="string" office:string-value="2" calcext:value-type="string">
            <text:p>2</text:p>
          </table:table-cell>
          <table:table-cell table:style-name="ce13" table:formula="of:=IF(LEN([.B$2])&lt;[.A6];&quot;&quot;;CODE([.B6]))" office:value-type="float" office:value="50" calcext:value-type="float">
            <text:p>50</text:p>
          </table:table-cell>
          <table:table-cell table:style-name="ce16" table:formula="of:=IF(LEN([.B$2])&lt;[.A6];&quot;&quot;;DEC2BIN([.C6]))" office:value-type="string" office:string-value="110010" calcext:value-type="string">
            <text:p>11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7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table:formula="of:=MID([.B$2];[.A7];1)" office:value-type="string" office:string-value="=" calcext:value-type="string">
            <text:p>=</text:p>
          </table:table-cell>
          <table:table-cell table:style-name="ce13" table:formula="of:=IF(LEN([.B$2])&lt;[.A7];&quot;&quot;;CODE([.B7]))" office:value-type="float" office:value="61" calcext:value-type="float">
            <text:p>61</text:p>
          </table:table-cell>
          <table:table-cell table:style-name="ce16" table:formula="of:=IF(LEN([.B$2])&lt;[.A7];&quot;&quot;;DEC2BIN([.C7]))" office:value-type="string" office:string-value="111101" calcext:value-type="string">
            <text:p>11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7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0" table:formula="of:=MID([.B$2];[.A8];1)" office:value-type="string" office:string-value="6" calcext:value-type="string">
            <text:p>6</text:p>
          </table:table-cell>
          <table:table-cell table:style-name="ce13" table:formula="of:=IF(LEN([.B$2])&lt;[.A8];&quot;&quot;;CODE([.B8]))" office:value-type="float" office:value="54" calcext:value-type="float">
            <text:p>54</text:p>
          </table:table-cell>
          <table:table-cell table:style-name="ce16" table:formula="of:=IF(LEN([.B$2])&lt;[.A8];&quot;&quot;;DEC2BIN([.C8]))" office:value-type="string" office:string-value="110110" calcext:value-type="string">
            <text:p>110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0"/>
          <table:table-cell table:style-name="ce13" table:formula="of:=IF(LEN([.B$2])&lt;[.A9];&quot;&quot;;CODE([.B9]))">
            <text:p/>
          </table:table-cell>
          <table:table-cell table:style-name="ce16" table:formula="of:=IF(LEN([.B$2])&lt;[.A9];&quot;&quot;;DEC2BIN([.C9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0" table:formula="of:=MID([.B$2];[.A10];1)">
            <text:p/>
          </table:table-cell>
          <table:table-cell table:style-name="ce13" table:formula="of:=IF(LEN([.B$2])&lt;[.A10];&quot;&quot;;CODE([.B10]))">
            <text:p/>
          </table:table-cell>
          <table:table-cell table:style-name="ce16" table:formula="of:=IF(LEN([.B$2])&lt;[.A10];&quot;&quot;;DEC2BIN([.C10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0" table:formula="of:=MID([.B$2];[.A11];1)">
            <text:p/>
          </table:table-cell>
          <table:table-cell table:style-name="ce13" table:formula="of:=IF(LEN([.B$2])&lt;[.A11];&quot;&quot;;CODE([.B11]))">
            <text:p/>
          </table:table-cell>
          <table:table-cell table:style-name="ce16" table:formula="of:=IF(LEN([.B$2])&lt;[.A11];&quot;&quot;;DEC2BIN([.C11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0" table:formula="of:=MID([.B$2];[.A12];1)">
            <text:p/>
          </table:table-cell>
          <table:table-cell table:style-name="ce13" table:formula="of:=IF(LEN([.B$2])&lt;[.A12];&quot;&quot;;CODE([.B12]))">
            <text:p/>
          </table:table-cell>
          <table:table-cell table:style-name="ce16" table:formula="of:=IF(LEN([.B$2])&lt;[.A12];&quot;&quot;;DEC2BIN([.C12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0" table:formula="of:=MID([.B$2];[.A13];1)">
            <text:p/>
          </table:table-cell>
          <table:table-cell table:style-name="ce13" table:formula="of:=IF(LEN([.B$2])&lt;[.A13];&quot;&quot;;CODE([.B13]))">
            <text:p/>
          </table:table-cell>
          <table:table-cell table:style-name="ce16" table:formula="of:=IF(LEN([.B$2])&lt;[.A13];&quot;&quot;;DEC2BIN([.C13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0" table:formula="of:=MID([.B$2];[.A14];1)">
            <text:p/>
          </table:table-cell>
          <table:table-cell table:style-name="ce13" table:formula="of:=IF(LEN([.B$2])&lt;[.A14];&quot;&quot;;CODE([.B14]))">
            <text:p/>
          </table:table-cell>
          <table:table-cell table:style-name="ce16" table:formula="of:=IF(LEN([.B$2])&lt;[.A14];&quot;&quot;;DEC2BIN([.C14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10" table:formula="of:=MID([.B$2];[.A15];1)">
            <text:p/>
          </table:table-cell>
          <table:table-cell table:style-name="ce13" table:formula="of:=IF(LEN([.B$2])&lt;[.A15];&quot;&quot;;CODE([.B15]))">
            <text:p/>
          </table:table-cell>
          <table:table-cell table:style-name="ce16" table:formula="of:=IF(LEN([.B$2])&lt;[.A15];&quot;&quot;;DEC2BIN([.C15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10" table:formula="of:=MID([.B$2];[.A16];1)">
            <text:p/>
          </table:table-cell>
          <table:table-cell table:style-name="ce13" table:formula="of:=IF(LEN([.B$2])&lt;[.A16];&quot;&quot;;CODE([.B16]))">
            <text:p/>
          </table:table-cell>
          <table:table-cell table:style-name="ce16" table:formula="of:=IF(LEN([.B$2])&lt;[.A16];&quot;&quot;;DEC2BIN([.C16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10" table:formula="of:=MID([.B$2];[.A17];1)">
            <text:p/>
          </table:table-cell>
          <table:table-cell table:style-name="ce13" table:formula="of:=IF(LEN([.B$2])&lt;[.A17];&quot;&quot;;CODE([.B17]))">
            <text:p/>
          </table:table-cell>
          <table:table-cell table:style-name="ce16" table:formula="of:=IF(LEN([.B$2])&lt;[.A17];&quot;&quot;;DEC2BIN([.C17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10" table:formula="of:=MID([.B$2];[.A18];1)">
            <text:p/>
          </table:table-cell>
          <table:table-cell table:style-name="ce13" table:formula="of:=IF(LEN([.B$2])&lt;[.A18];&quot;&quot;;CODE([.B18]))">
            <text:p/>
          </table:table-cell>
          <table:table-cell table:style-name="ce16" table:formula="of:=IF(LEN([.B$2])&lt;[.A18];&quot;&quot;;DEC2BIN([.C18]))">
            <text:p/>
          </table:table-cell>
          <table:table-cell table:number-columns-repeated="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1" table:formula="of:=MID([.B$2];[.A19];1)">
            <text:p/>
          </table:table-cell>
          <table:table-cell table:style-name="ce14" table:formula="of:=IF(LEN([.B$2])&lt;[.A19];&quot;&quot;;CODE([.B19]))">
            <text:p/>
          </table:table-cell>
          <table:table-cell table:style-name="ce17" table:formula="of:=IF(LEN([.B$2])&lt;[.A19];&quot;&quot;;DEC2BIN([.C19]))">
            <text:p/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71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-verifica correttezza" table:style-name="ta3">
        <office:forms form:automatic-focus="false" form:apply-design-mode="false"/>
        <table:table-column table:style-name="co2" table:number-columns-repeated="10" table:default-cell-style-name="Default"/>
        <table:table-column table:style-name="co6" table:default-cell-style-name="Default"/>
        <table:table-column table:style-name="co2" table:number-columns-repeated="16373" table:default-cell-style-name="Default"/>
        <table:table-row table:style-name="ro3">
          <table:table-cell office:value-type="string" calcext:value-type="string">
            <text:p>Ci sono errori nel segunte messaggio trasmesso con parità ODD (dispari)</text:p>
          </table:table-cell>
          <table:table-cell table:number-columns-repeated="9"/>
          <table:table-cell office:value-type="string" calcext:value-type="string">
            <text:p>Sì nella colonna affianco ho apportato le mie correzioni, supponendo che bit di parità dispari vuol dire che gli 1 devono essere dispari 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number-columns-repeated="6"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3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number-columns-repeated="4"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6375"/>
        </table:table-row>
        <table:table-row table:style-name="ro3"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4-checksum" table:style-name="ta4">
        <office:forms form:automatic-focus="false" form:apply-design-mode="false"/>
        <table:table-column table:style-name="co2" table:number-columns-repeated="16384" table:default-cell-style-name="Default"/>
        <table:table-row table:style-name="ro3">
          <table:table-cell office:value-type="string" calcext:value-type="string">
            <text:p>Crea i bit orizzontali e trasversali del seguente blocco dati da trasmetter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4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office:value-type="string" calcext:value-type="string">
            <text:p>bit di parità pari</text:p>
          </table:table-cell>
          <table:table-cell table:number-columns-repeated="16374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table:style-name="ce48" office:value-type="float" office:value="0" calcext:value-type="float">
            <text:p>0</text:p>
          </table:table-cell>
          <table:table-cell table:number-columns-repeated="4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3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office:value-type="string" calcext:value-type="string">
            <text:p>l’ ho fatto supponendo che quelli già fatti siano corretti( quelli in blu)</text:p>
          </table:table-cell>
          <table:table-cell table:number-columns-repeated="16374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48" office:value-type="float" office:value="0" calcext:value-type="float">
            <text:p>0</text:p>
          </table:table-cell>
          <table:table-cell table:number-columns-repeated="5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3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-controllo checksum" table:style-name="ta7">
        <office:forms form:automatic-focus="false" form:apply-design-mode="false"/>
        <table:table-column table:style-name="co2" table:number-columns-repeated="16384" table:default-cell-style-name="Default"/>
        <table:table-row table:style-name="ro3">
          <table:table-cell office:value-type="string" calcext:value-type="string">
            <text:p>Ci sono errori nel segunte messaggio trasmesso con parità EVEN (pari) ?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6375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2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i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>
          <table:table-cell table:number-columns-repeated="10"/>
          <table:table-cell table:style-name="ce57" table:number-columns-repeated="2"/>
          <table:table-cell table:style-name="ce57" office:value-type="string" calcext:value-type="string">
            <text:p>j</text:p>
          </table:table-cell>
          <table:table-cell table:style-name="ce57" table:number-columns-repeated="8"/>
          <table:table-cell table:number-columns-repeated="16363"/>
        </table:table-row>
        <table:table-row table:style-name="ro3" table:number-rows-repeated="1085">
          <table:table-cell table:number-columns-repeated="10"/>
          <table:table-cell table:style-name="ce57" table:number-columns-repeated="11"/>
          <table:table-cell table:number-columns-repeated="16363"/>
        </table:table-row>
        <table:table-row table:style-name="ro3" table:number-rows-repeated="104742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01-ricerca_20_errore" style:display-name="PageStyle_01-ricerca erro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-crea_20_controllo" style:display-name="PageStyle_02-crea controll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-checksum" style:display-name="PageStyle_04-checksu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-verifica_20_correttezza" style:display-name="PageStyle_03-verifica correttezz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-controllo_20_checksum" style:display-name="PageStyle_05-controllo checksu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ADIA CRISTINA MANCLOSSI</meta:initial-creator>
    <meta:creation-date>2024-04-15T14:27:15</meta:creation-date>
    <dc:date>2024-05-11T12:23:11.940000000</dc:date>
    <meta:generator>LibreOffice/7.4.2.3$Windows_X86_64 LibreOffice_project/382eef1f22670f7f4118c8c2dd222ec7ad009daf</meta:generator>
    <meta:editing-duration>PT57M39S</meta:editing-duration>
    <meta:editing-cycles>4</meta:editing-cycles>
    <meta:document-statistic meta:table-count="5" meta:cell-count="839" meta:object-count="0"/>
    <meta:user-defined meta:name="AppVersion">16.0300</meta:user-defined>
  </office:meta>
</office:document-meta>
</file>